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5" style:family="table-cell">
      <style:table-cell-properties fo:padding="0.0625in" fo:border-left="none" fo:border-right="none" fo:border-top="none" fo:border-bottom="0.05pt solid #000000"/>
    </style:style>
    <style:style style:name="Table1.B5" style:family="table-cell">
      <style:table-cell-properties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DescriptionList"/>
    <style:style style:name="P3" style:family="paragraph" style:parent-style-name="Text_20_body" style:list-style-name="OrgDescriptionList">
      <style:text-properties officeooo:paragraph-rsid="0001b385"/>
    </style:style>
    <style:style style:name="P4" style:family="paragraph" style:parent-style-name="Text_20_body">
      <style:text-properties style:font-name="Arial"/>
    </style:style>
    <style:style style:name="P5" style:family="paragraph" style:parent-style-name="Text_20_body" style:list-style-name="OrgBulletedList">
      <style:text-properties style:font-name="Arial"/>
    </style:style>
    <style:style style:name="P6" style:family="paragraph" style:parent-style-name="Heading_20_1">
      <style:text-properties style:font-name="Arial"/>
    </style:style>
    <style:style style:name="P7" style:family="paragraph" style:parent-style-name="Heading_20_1">
      <style:paragraph-properties fo:break-before="page"/>
    </style:style>
    <style:style style:name="P8" style:family="paragraph" style:parent-style-name="Heading_20_2">
      <style:text-properties style:font-name="Arial"/>
    </style:style>
    <style:style style:name="P9" style:family="paragraph" style:parent-style-name="Heading_20_2">
      <style:paragraph-properties fo:break-before="page"/>
      <style:text-properties style:font-name="Arial"/>
    </style:style>
    <style:style style:name="P10" style:family="paragraph" style:parent-style-name="OrgTitle">
      <style:text-properties style:font-name="Arial"/>
    </style:style>
    <style:style style:name="P11" style:family="paragraph" style:parent-style-name="OrgTitle">
      <style:text-properties style:font-name="Arial" officeooo:rsid="0000ed0a" officeooo:paragraph-rsid="0000ed0a"/>
    </style:style>
    <style:style style:name="P12" style:family="paragraph" style:parent-style-name="OrgSubtitle">
      <style:text-properties style:font-name="Arial"/>
    </style:style>
    <style:style style:name="P13" style:family="paragraph" style:parent-style-name="OrgTableContentsLeft">
      <style:text-properties style:font-name="Arial"/>
    </style:style>
    <style:style style:name="P14" style:family="paragraph" style:parent-style-name="Text_20_body_20_bold" style:list-style-name="OrgDescriptionList"/>
    <style:style style:name="P15" style:family="paragraph" style:parent-style-name="Text_20_body_20_bold" style:list-style-name="OrgDescriptionList">
      <style:text-properties officeooo:paragraph-rsid="0000ed0a"/>
    </style:style>
    <style:style style:name="P16" style:family="paragraph" style:parent-style-name="Text_20_body_20_bold" style:list-style-name="OrgDescriptionList">
      <style:text-properties style:font-name="Arial"/>
    </style:style>
    <style:style style:name="P17" style:family="paragraph" style:parent-style-name="Text_20_body_20_bold" style:list-style-name="OrgDescriptionList">
      <style:text-properties style:font-name="Arial" officeooo:paragraph-rsid="0000ed0a"/>
    </style:style>
    <style:style style:name="T1" style:family="text">
      <style:text-properties style:font-name="Arial"/>
    </style:style>
    <style:style style:name="T2" style:family="text">
      <style:text-properties style:font-name="Arial" officeooo:rsid="0000ed0a"/>
    </style:style>
    <style:style style:name="T3" style:family="text">
      <style:text-properties style:font-name="Arial" fo:font-weight="normal" style:font-weight-asian="normal" style:font-weight-complex="normal"/>
    </style:style>
    <style:style style:name="T4" style:family="text">
      <style:text-properties style:font-name="Arial" officeooo:rsid="0002ed95"/>
    </style:style>
    <style:style style:name="T5" style:family="text">
      <style:text-properties officeooo:rsid="0000ed0a"/>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1">Resume</text:p>
      <text:p text:style-name="P10"/>
      <text:p text:style-name="P12"/>
      <text:p text:style-name="P12"/>
      <text:p text:style-name="OrgSubtitle"><text:span text:style-name="OrgActiveTimestamp"><text:span text:style-name="T1">&lt;2015-08-02 Sun&gt;</text:span></text:span></text:p>
      <text:p text:style-name="P12"/>
      <text:h text:style-name="P6" text:outline-level="1"><text:bookmark-start text:name="OrgXref.orgheadline1"/><text:bookmark text:name="orgheadline1"/>Contact Information <text:bookmark-end text:name="OrgXref.orgheadline1"/></text:h>
      <text:section text:style-name="Sect1" text:name="Section1">
        <table:table table:name="Table1" table:style-name="Table1">
          <table:table-column table:style-name="Table1.A" table:number-columns-repeated="2"/>
          <table:table-row>
            <table:table-cell table:style-name="Table1.A1" office:value-type="string">
              <text:p text:style-name="P13">Name:</text:p>
            </table:table-cell>
            <table:table-cell table:style-name="Table1.A1" office:value-type="string">
              <text:p text:style-name="P13">Oleg Sivokon</text:p>
            </table:table-cell>
          </table:table-row>
          <table:table-row>
            <table:table-cell table:style-name="Table1.A2" office:value-type="string">
              <text:p text:style-name="P13">Birth date:</text:p>
            </table:table-cell>
            <table:table-cell table:style-name="Table1.A2" office:value-type="string">
              <text:p text:style-name="P13">23, 06, 1978</text:p>
            </table:table-cell>
          </table:table-row>
          <table:table-row>
            <table:table-cell table:style-name="Table1.A2" office:value-type="string">
              <text:p text:style-name="P13">Cell phone:</text:p>
            </table:table-cell>
            <table:table-cell table:style-name="Table1.A2" office:value-type="string">
              <text:p text:style-name="P13">+972 (0) 544-563314</text:p>
            </table:table-cell>
          </table:table-row>
          <table:table-row>
            <table:table-cell table:style-name="Table1.A2" office:value-type="string">
              <text:p text:style-name="P13">Email:</text:p>
            </table:table-cell>
            <table:table-cell table:style-name="Table1.A2" office:value-type="string">
              <text:p text:style-name="OrgTableContentsLeft"><text:a xlink:type="simple" xlink:href="mailto:olegsivokon@gmail.com" text:style-name="Internet_20_link" text:visited-style-name="Visited_20_Internet_20_Link"><text:span text:style-name="T1">olegsivokon@gmail.com</text:span></text:a></text:p>
            </table:table-cell>
          </table:table-row>
          <table:table-row>
            <table:table-cell table:style-name="Table1.B5" office:value-type="string">
              <text:p text:style-name="P13">Address:</text:p>
            </table:table-cell>
            <table:table-cell table:style-name="Table1.B5" office:value-type="string">
              <text:p text:style-name="P13">Florentin 50, Tel Aviv, Israel</text:p>
            </table:table-cell>
          </table:table-row>
        </table:table>
      </text:section>
      <text:p text:style-name="Text_20_body"><text:span text:style-name="Emphasis"><text:span text:style-name="T1">You can find an up-to-date electronic copy of this document at</text:span></text:span><text:span text:style-name="T1"> </text:span></text:p>
      <text:p text:style-name="Text_20_body"><text:a xlink:type="simple" xlink:href="https://github.com/wvxvw/resume" text:style-name="Internet_20_link" text:visited-style-name="Visited_20_Internet_20_Link"><text:span text:style-name="T1">https://github.com/wvxvw/resume</text:span></text:a><text:span text:style-name="T1"> </text:span></text:p>
      <text:p text:style-name="Text_20_body"><text:span text:style-name="T1"/></text:p>
      <text:h text:style-name="P7" text:outline-level="1"><text:bookmark-start text:name="OrgXref.orgheadline9"/><text:bookmark text:name="orgheadline9"/><text:span text:style-name="T1">Technology Summary </text:span><text:bookmark-end text:name="OrgXref.orgheadline9"/></text:h>
      <text:h text:style-name="P8" text:outline-level="2"><text:bookmark-start text:name="OrgXref.orgheadline2"/><text:bookmark text:name="orgheadline2"/>Languages <text:bookmark-end text:name="OrgXref.orgheadline2"/></text:h>
      <text:list xml:id="list6589714349348222407" text:style-name="OrgDescriptionList">
        <text:list-item>
          <text:p text:style-name="P17">ActionScript <text:span text:style-name="T6">considerably above average. </text:span></text:p>
        </text:list-item>
        <text:list-item>
          <text:p text:style-name="P16">C <text:span text:style-name="T6">basic familiarity. </text:span></text:p>
        </text:list-item>
        <text:list-item>
          <text:p text:style-name="P16">Clojure <text:span text:style-name="T6">average. </text:span></text:p>
        </text:list-item>
        <text:list-item>
          <text:p text:style-name="P16">Common Lisp <text:span text:style-name="T6">solid average. </text:span></text:p>
        </text:list-item>
        <text:list-item>
          <text:p text:style-name="P16">Emacs Lisp <text:span text:style-name="T6">above average. </text:span></text:p>
        </text:list-item>
        <text:list-item>
          <text:p text:style-name="P16">Erlang <text:span text:style-name="T6">somewhat above basics. </text:span></text:p>
        </text:list-item>
        <text:list-item>
          <text:p text:style-name="P16">Forth <text:span text:style-name="T6">basic familiarity. </text:span></text:p>
        </text:list-item>
        <text:list-item>
          <text:p text:style-name="P16">Haskell <text:span text:style-name="T6">somewhat above basics. </text:span></text:p>
        </text:list-item>
        <text:list-item>
          <text:p text:style-name="P16">Haxe <text:span text:style-name="T6">solid average. </text:span></text:p>
        </text:list-item>
        <text:list-item>
          <text:p text:style-name="P16">Java <text:span text:style-name="T6">somewhat above basics. </text:span></text:p>
        </text:list-item>
        <text:list-item>
          <text:p text:style-name="P16">JavaScript <text:span text:style-name="T6">considerably above average. </text:span></text:p>
        </text:list-item>
        <text:list-item>
          <text:p text:style-name="P16">Mercury <text:span text:style-name="T6">somewhat above basics. </text:span></text:p>
        </text:list-item>
        <text:list-item>
          <text:p text:style-name="P16">Ocaml <text:span text:style-name="T6">somewhat above basics. </text:span></text:p>
        </text:list-item>
        <text:list-item>
          <text:p text:style-name="P16">PHP <text:span text:style-name="T6">somewhat above basics. </text:span></text:p>
        </text:list-item>
        <text:list-item>
          <text:p text:style-name="P16">Prolog <text:span text:style-name="T6">somewhat above basics. </text:span></text:p>
        </text:list-item>
        <text:list-item>
          <text:p text:style-name="P16">Python <text:span text:style-name="T6">average. </text:span></text:p>
        </text:list-item>
        <text:list-item>
          <text:p text:style-name="P16">Ruby <text:span text:style-name="T6">basic familiarity. </text:span></text:p>
        </text:list-item>
        <text:list-item>
          <text:p text:style-name="P16">Scala <text:span text:style-name="T6">basic familiarity. </text:span></text:p>
        </text:list-item>
        <text:list-item>
          <text:p text:style-name="P16">Scheme <text:span text:style-name="T6">somewhat above basics. </text:span></text:p>
        </text:list-item>
        <text:list-item>
          <text:p text:style-name="P16">Shell <text:span text:style-name="T6">average. </text:span></text:p>
        </text:list-item>
        <text:list-item>
          <text:p text:style-name="P16"/>
        </text:list-item>
        <text:list-item>
          <text:p text:style-name="P2"><text:span text:style-name="Emphasis"><text:span text:style-name="T1">Note that the bar is at different heights in different languages.</text:span></text:span><text:span text:style-name="T1"> </text:span><text:span text:style-name="Emphasis"><text:span text:style-name="T1">Thus, for example, I know more about Common Lisp, than I know about</text:span></text:span><text:span text:style-name="T1"> </text:span><text:span text:style-name="Emphasis"><text:span text:style-name="T1">JavaScript, but Common Lisp is a bigger language, which attracts</text:span></text:span><text:span text:style-name="T1"> </text:span><text:span text:style-name="Emphasis"><text:span text:style-name="T1">more skilled professionals than JavaScript does.</text:span></text:span><text:span text:style-name="T1"> </text:span></text:p>
        </text:list-item>
        <text:list-item>
          <text:p text:style-name="P16"/>
        </text:list-item>
        <text:list-item>
          <text:p text:style-name="P2"><text:span text:style-name="Emphasis"><text:span text:style-name="T1">My estimates may be too shy due to me comparing myself to the</text:span></text:span><text:span text:style-name="T1"> </text:span><text:span text:style-name="Emphasis"><text:span text:style-name="T1">data available online, however, my experience is that programmers</text:span></text:span><text:span text:style-name="T1"> </text:span><text:span text:style-name="Emphasis"><text:span text:style-name="T1">with less than average knowledge of their trade are </text:span></text:span><text:span text:style-name="Emphasis"><text:span text:style-name="T4">under-represented</text:span></text:span><text:span text:style-name="T1"> </text:span><text:span text:style-name="Emphasis"><text:span text:style-name="T1">in such data.</text:span></text:span><text:span text:style-name="T1"> </text:span></text:p>
        </text:list-item>
        <text:list-item>
          <text:p text:style-name="P16"/>
        </text:list-item>
        <text:list-item>
          <text:p text:style-name="P2"><text:span text:style-name="Emphasis"><text:span text:style-name="T1">Hopefully, the breadth of my knowledge can compensate for the lack</text:span></text:span><text:span text:style-name="T1"> </text:span><text:span text:style-name="Emphasis"><text:span text:style-name="T1">of experience in any particular technology to a certain degree.</text:span></text:span><text:span text:style-name="T1"> </text:span></text:p>
        </text:list-item>
      </text:list>
      <text:h text:style-name="P8" text:outline-level="2"><text:bookmark-start text:name="OrgXref.orgheadline3"/><text:bookmark text:name="orgheadline3"/><text:soft-page-break/>Mathematics And Statistics <text:bookmark-end text:name="OrgXref.orgheadline3"/></text:h>
      <text:list xml:id="list152915880810416" text:style-name="OrgDescriptionList">
        <text:list-item>
          <text:p text:style-name="P16">J <text:span text:style-name="T6">basic familiarity. </text:span></text:p>
        </text:list-item>
        <text:list-item>
          <text:p text:style-name="P16">Julia <text:span text:style-name="T6">basic familiarity. </text:span></text:p>
        </text:list-item>
        <text:list-item>
          <text:p text:style-name="P16">Maxima <text:span text:style-name="T6">basic familiarity. </text:span></text:p>
        </text:list-item>
        <text:list-item>
          <text:p text:style-name="P16">Octave (Matlab) <text:span text:style-name="T6">basic familiarity. </text:span></text:p>
        </text:list-item>
        <text:list-item>
          <text:p text:style-name="P16">R (S) <text:span text:style-name="T6">somewhat above basics. </text:span></text:p>
        </text:list-item>
      </text:list>
      <text:h text:style-name="P8" text:outline-level="2"><text:bookmark-start text:name="OrgXref.orgheadline4"/><text:bookmark text:name="orgheadline4"/>Related Technologies <text:bookmark-end text:name="OrgXref.orgheadline4"/></text:h>
      <text:list xml:id="list152913937505286" text:style-name="OrgDescriptionList">
        <text:list-item>
          <text:p text:style-name="P16">Data representation formats (XML, YAML, JSON, RDF, AMF) <text:span text:style-name="T6">above average. </text:span></text:p>
        </text:list-item>
        <text:list-item>
          <text:p text:style-name="P16">Graph databases <text:span text:style-name="T6">significantly above basics. </text:span></text:p>
        </text:list-item>
        <text:list-item>
          <text:p text:style-name="P16">Network protocols (TCP, UDP, HTTP, FTP) <text:span text:style-name="T6">top of the stack - solid average. I have basic knowledge of the protocols below transport level. </text:span></text:p>
        </text:list-item>
        <text:list-item>
          <text:p text:style-name="P16">Relational databases (SQL) <text:span text:style-name="T6">somewhat above basics. </text:span></text:p>
        </text:list-item>
        <text:list-item>
          <text:p text:style-name="P16">Web stack (HTML, CSS) <text:span text:style-name="T6">average. </text:span></text:p>
        </text:list-item>
      </text:list>
      <text:h text:style-name="P8" text:outline-level="2"><text:bookmark-start text:name="OrgXref.orgheadline5"/><text:bookmark text:name="orgheadline5"/>Environments <text:bookmark-end text:name="OrgXref.orgheadline5"/></text:h>
      <text:list xml:id="list152915864196489" text:style-name="OrgDescriptionList">
        <text:list-item>
          <text:p text:style-name="P16">Eclipse <text:span text:style-name="T6">solid average. </text:span></text:p>
        </text:list-item>
        <text:list-item>
          <text:p text:style-name="P16">Emacs <text:span text:style-name="T6">considerably above average. </text:span></text:p>
        </text:list-item>
        <text:list-item>
          <text:p text:style-name="P16">Intellij IDEA <text:span text:style-name="T6">average. </text:span></text:p>
        </text:list-item>
        <text:list-item>
          <text:p text:style-name="P16">Vim <text:span text:style-name="T6">basic familiarity. </text:span></text:p>
        </text:list-item>
        <text:list-item>
          <text:p text:style-name="P16">Visual Studio <text:span text:style-name="T6">average. </text:span></text:p>
        </text:list-item>
      </text:list>
      <text:h text:style-name="P8" text:outline-level="2"><text:bookmark-start text:name="OrgXref.orgheadline6"/><text:bookmark text:name="orgheadline6"/>Operating Systems <text:bookmark-end text:name="OrgXref.orgheadline6"/></text:h>
      <text:list xml:id="list152914974450751" text:style-name="OrgDescriptionList">
        <text:list-item>
          <text:p text:style-name="P16">Android <text:span text:style-name="T6">basic familiarity. </text:span></text:p>
        </text:list-item>
        <text:list-item>
          <text:p text:style-name="P16">GNU/Linux <text:span text:style-name="T6">solid average. </text:span></text:p>
        </text:list-item>
        <text:list-item>
          <text:p text:style-name="P16">Mac OS <text:span text:style-name="T6">somewhat above basics. </text:span></text:p>
        </text:list-item>
        <text:list-item>
          <text:p text:style-name="P16">Microsoft Windows <text:span text:style-name="T6">average. </text:span></text:p>
        </text:list-item>
      </text:list>
      <text:h text:style-name="P8" text:outline-level="2"><text:bookmark-start text:name="OrgXref.orgheadline7"/><text:bookmark text:name="orgheadline7"/>Infrastructure <text:bookmark-end text:name="OrgXref.orgheadline7"/></text:h>
      <text:list xml:id="list152915272401333" text:style-name="OrgDescriptionList">
        <text:list-item>
          <text:p text:style-name="P16">Build and automation tools <text:span text:style-name="T6">Ant, Maven, Gradle, Make, Grunt, Jenkins. </text:span></text:p>
        </text:list-item>
        <text:list-item>
          <text:p text:style-name="P16">Project management <text:span text:style-name="T6">JIRA, Redmine, Track, Mediawiki, Bugzilla. </text:span></text:p>
        </text:list-item>
        <text:list-item>
          <text:p text:style-name="P16">Testing frameworks <text:span text:style-name="T6">Selenium, Flex Unit, JUnit, unittest (Python), 5am, Cucumber. </text:span></text:p>
        </text:list-item>
        <text:list-item>
          <text:p text:style-name="P16">Version control systems <text:span text:style-name="T6">Git (above average), Subversion (average), Mercurial (basic familiarity), Perforce (basic familiarity), Bazaar (basic familiarity). </text:span></text:p>
        </text:list-item>
      </text:list>
      <text:h text:style-name="P9" text:outline-level="2"><text:bookmark-start text:name="OrgXref.orgheadline8"/><text:bookmark text:name="orgheadline8"/>Theory <text:bookmark-end text:name="OrgXref.orgheadline8"/></text:h>
      <text:list xml:id="list152913876686283" text:style-name="OrgDescriptionList">
        <text:list-item>
          <text:p text:style-name="P16">(Finite) Model theory <text:span text:style-name="T6">basic understanding. </text:span></text:p>
        </text:list-item>
        <text:list-item>
          <text:p text:style-name="P16">Complexity theory <text:span text:style-name="T6">basic understanding. </text:span></text:p>
        </text:list-item>
        <text:list-item>
          <text:p text:style-name="P16">Computability theory <text:span text:style-name="T6">basic understanding. </text:span></text:p>
        </text:list-item>
        <text:list-item>
          <text:p text:style-name="P15"><text:span text:style-name="T1">Distributed computation (join-calculus, </text:span><text:span text:style-name="OrgCode"><text:span text:style-name="T2">π</text:span></text:span><text:span text:style-name="T1">-calculus) </text:span><text:span text:style-name="T3">basic understanding. </text:span></text:p>
        </text:list-item>
        <text:list-item>
          <text:p text:style-name="P15"><text:span text:style-name="T1">Objects (description logic, </text:span><text:span text:style-name="OrgCode"><text:span text:style-name="T2">ζ </text:span></text:span><text:span text:style-name="T1">-calculus) </text:span><text:span text:style-name="T3">solid understanding. </text:span></text:p>
        </text:list-item>
        <text:list-item>
          <text:p text:style-name="P16">Program semantics <text:span text:style-name="T6">average understanding. </text:span></text:p>
        </text:list-item>
        <text:list-item>
          <text:p text:style-name="P15"><text:span text:style-name="T1">Type theory (typed </text:span><text:span text:style-name="OrgCode"><text:span text:style-name="T2">λ</text:span></text:span><text:span text:style-name="T1">-calculus, intuitionistic logic) </text:span><text:span text:style-name="T3">average understanding. </text:span></text:p>
        </text:list-item>
        <text:list-item>
          <text:p text:style-name="P16"/>
        </text:list-item>
        <text:list-item>
          <text:p text:style-name="P2"><text:span text:style-name="Emphasis"><text:span text:style-name="T1">These estimates relate to theoretical computer science researchers</text:span></text:span><text:span text:style-name="T1"> </text:span><text:span text:style-name="Emphasis"><text:span text:style-name="T1">rather than average programmers. I would score higher</text:span></text:span><text:span text:style-name="T1"> </text:span><text:span text:style-name="Emphasis"><text:span text:style-name="T1">in my own valuation, if I compared myself to average programmer.</text:span></text:span><text:span text:style-name="T1"> </text:span></text:p>
        </text:list-item>
      </text:list>
      <text:h text:style-name="P7" text:outline-level="1"><text:bookmark-start text:name="OrgXref.orgheadline13"/><text:bookmark text:name="orgheadline13"/><text:span text:style-name="T1">Work History </text:span><text:bookmark-end text:name="OrgXref.orgheadline13"/></text:h>
      <text:h text:style-name="P8" text:outline-level="2"><text:bookmark-start text:name="OrgXref.orgheadline10"/><text:bookmark text:name="orgheadline10"/>PowToon Ltd. <text:bookmark-end text:name="OrgXref.orgheadline10"/></text:h>
      <text:list xml:id="list152914595455654" text:style-name="OrgDescriptionList">
        <text:list-item>
          <text:p text:style-name="P14"><text:span text:style-name="T1">Position </text:span><text:span text:style-name="Emphasis"><text:span text:style-name="T3">Programmer</text:span></text:span><text:span text:style-name="T3"> </text:span></text:p>
        </text:list-item>
        <text:list-item>
          <text:p text:style-name="P14"><text:span text:style-name="T1">Term </text:span><text:span text:style-name="Emphasis"><text:span text:style-name="T3">January 2014–May 2015</text:span></text:span><text:span text:style-name="T3"> </text:span></text:p>
        </text:list-item>
        <text:list-item>
          <text:p text:style-name="P3"><text:span text:style-name="Bold"><text:span text:style-name="T1">Accomplishments</text:span></text:span><text:span text:style-name="T1"> </text:span></text:p>
          <text:list text:style-name="OrgBulletedList">
            <text:list-item>
              <text:list>
                <text:list-item>
                  <text:p text:style-name="P5">I completely rewrote the major part of the application responsible for generating presentation content from description, making it more efficient in terms of network utilization, making it available to more platforms and improving the overall coding standards. </text:p>
                </text:list-item>
                <text:list-item>
                  <text:p text:style-name="P5">I invested heavily into project infrastructure by developing automated builds for a number of sub-projects, setting up and maintaining Jenkins continuous integration server. Reorganizing interaction with version control system and creating a number of automated tests in cooperation with quality assurance department. </text:p>
                </text:list-item>
                <text:list-item>
                  <text:p text:style-name="P5">I wrote several in-depth proposals for general improvements in the program I worked on, some of which were later implemented and resulted in improved program performance and customers' experience. </text:p>
                </text:list-item>
              </text:list>
            </text:list-item>
          </text:list>
        </text:list-item>
      </text:list>
      <text:h text:style-name="P8" text:outline-level="2"><text:bookmark-start text:name="OrgXref.orgheadline11"/><text:bookmark text:name="orgheadline11"/>TransGaming Inc. <text:bookmark-end text:name="OrgXref.orgheadline11"/></text:h>
      <text:list xml:id="list152915521729384" text:style-name="OrgDescriptionList">
        <text:list-item>
          <text:p text:style-name="P14"><text:span text:style-name="T1">Position </text:span><text:span text:style-name="Emphasis"><text:span text:style-name="T3">Programmer</text:span></text:span><text:span text:style-name="T3"> </text:span></text:p>
        </text:list-item>
        <text:list-item>
          <text:p text:style-name="P14"><text:span text:style-name="T1">Term </text:span><text:span text:style-name="Emphasis"><text:span text:style-name="T3">April 2013–2013 (less than a year)</text:span></text:span><text:span text:style-name="T3"> </text:span></text:p>
        </text:list-item>
        <text:list-item>
          <text:p text:style-name="P2"><text:span text:style-name="Bold"><text:span text:style-name="T1">Accomplishments</text:span></text:span><text:span text:style-name="T1"> </text:span></text:p>
          <text:list text:style-name="OrgBulletedList">
            <text:list-item>
              <text:list>
                <text:list-item>
                  <text:p text:style-name="P5">I wrote a game portal for “Smart TV” deployment. </text:p>
                </text:list-item>
                <text:list-item>
                  <text:p text:style-name="P5">I wrote a tester program, which stress-tested the program performance on “Smart TV”. </text:p>
                </text:list-item>
                <text:list-item>
                  <text:p text:style-name="P5">I wrote automated build for my project. </text:p>
                </text:list-item>
                <text:list-item>
                  <text:p text:style-name="P5">I wrote a <text:span text:style-name="T5">sizeable</text:span> chunk of code dealing with usage statistic aggregation using Google Analytics. </text:p>
                </text:list-item>
              </text:list>
            </text:list-item>
          </text:list>
        </text:list-item>
      </text:list>
      <text:h text:style-name="P8" text:outline-level="2"><text:bookmark-start text:name="OrgXref.orgheadline12"/><text:bookmark text:name="orgheadline12"/>Rounds <text:bookmark-end text:name="OrgXref.orgheadline12"/></text:h>
      <text:list xml:id="list152915420501584" text:style-name="OrgDescriptionList">
        <text:list-item>
          <text:p text:style-name="P14"><text:span text:style-name="T1">Position </text:span><text:span text:style-name="Emphasis"><text:span text:style-name="T3">Programmer</text:span></text:span><text:span text:style-name="T3"> </text:span></text:p>
        </text:list-item>
        <text:list-item>
          <text:p text:style-name="P14"><text:span text:style-name="T1">Term </text:span><text:span text:style-name="Emphasis"><text:span text:style-name="T3">December 2010 – August 2011 (9 months)</text:span></text:span><text:span text:style-name="T3"> </text:span></text:p>
        </text:list-item>
        <text:list-item>
          <text:p text:style-name="P2"><text:span text:style-name="Bold"><text:span text:style-name="T1">Accomplishments</text:span></text:span><text:span text:style-name="T1"> </text:span></text:p>
          <text:list text:style-name="OrgBulletedList">
            <text:list-item>
              <text:list>
                <text:list-item>
                  <text:p text:style-name="P5">I rewrote the communication part of the video chat application paying great attention to stability, fault tolerance and error reporting which allowed for better control of application performance and better customer experience. </text:p>
                </text:list-item>
                <text:list-item>
                  <text:p text:style-name="P5">In order to accomplish the above, I introduced testing methodologies to the company, I also wrote a testing server, which mocked the application life <text:soft-page-break/>cycle and usage patterns. </text:p>
                </text:list-item>
                <text:list-item>
                  <text:p text:style-name="P5">I also wrote a small natural language processing program which was used to advertise the company's product. </text:p>
                </text:list-item>
              </text:list>
            </text:list-item>
          </text:list>
        </text:list-item>
      </text:list>
      <text:h text:style-name="P6" text:outline-level="1"><text:bookmark-start text:name="OrgXref.orgheadline14"/><text:bookmark text:name="orgheadline14"/>Courses <text:bookmark-end text:name="OrgXref.orgheadline14"/></text:h>
      <text:p text:style-name="P4">I took several online courses from Coursera, Udacity and edX, which required me to complete programming assignments in Python. </text:p>
      <text:p text:style-name="P4">I took a complete series of courses in statistics at edX (three courses), the data scientist toolbox course at Coursera (six short courses), machine learning at Udacity, introduction to algorithms (two courses) at Coursera. </text:p>
      <text:p text:style-name="P4">I also volunteered for SCons project, writing an ActionScript plugin for it. (SCons is an extensible build system written in Python). </text:p>
      <text:p text:style-name="Text_20_body"><text:span text:style-name="T1">Two years ago I interviewed for a position of Python programmer at Walla. The company requested that I write a small test project, which I did. The project, although somewhat outdated, is still available for viewing: </text:span><text:a xlink:type="simple" xlink:href="https://github.com/wvxvw/intj" text:style-name="Internet_20_link" text:visited-style-name="Visited_20_Internet_20_Link"><text:span text:style-name="T1">https://github.com/wvxvw/intj</text:span></text:a><text:span text:style-name="T1">. </text:span></text:p>
      <text:p text:style-name="P4">At the moment, I'm working on two of my pet projects: an intelligent IRC bot, capable of searching the chat history and answering questions about it. This project uses SQLAlchemy to connect to Postgres SQL database as well as Sphinx full text indexing and search engine in order to accomplish its goals. </text:p>
      <text:p text:style-name="P4">My other pet project is an intelligent indexing and search for Emacs. It uses Common Lisp to interface with indexing databases (Sphinx at the moment, and potentially Lucene and Swish-e). </text:p>
      <text:p text:style-name="P4">I am currently studying in Open University of Israel, mathematics faculty, about to finish my second year. </text:p>
      <text:h text:style-name="P6" text:outline-level="1"><text:bookmark-start text:name="OrgXref.orgheadline15"/><text:bookmark text:name="orgheadline15"/>Hobbies <text:bookmark-end text:name="OrgXref.orgheadline15"/></text:h>
      <text:list xml:id="list8312989007648511635" text:style-name="OrgBulletedList">
        <text:list-item>
          <text:p text:style-name="P5">NLP </text:p>
        </text:list-item>
        <text:list-item>
          <text:p text:style-name="P5">Computational linguistics </text:p>
        </text:list-item>
        <text:list-item>
          <text:p text:style-name="P5">Moral philosophy </text:p>
        </text:list-item>
        <text:list-item>
          <text:p text:style-name="P5">General AI </text:p>
        </text:list-item>
        <text:list-item>
          <text:p text:style-name="P5">Graph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6pt solid #000000" style:shadow="none">
        <style:background-image/>
      </style:paragraph-properties>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draw:shadow-opacity="100%">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26pt solid #000000" style:shadow="none" draw:shadow-opacity="100%">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2T15:29:14.482002849</meta:creation-date>
    <meta:generator>LibreOffice/4.3.7.2$Linux_X86_64 LibreOffice_project/430$Build-2</meta:generator>
    <meta:keyword>Resume, job, employment, cv</meta:keyword>
    <dc:subject>My resume</dc:subject>
    <dc:title>Resume</dc:title>
    <meta:editing-duration>PT18M19S</meta:editing-duration>
    <meta:editing-cycles>5</meta:editing-cycles>
    <dc:date>2015-08-02T15:47:33.107110514</dc:date>
    <meta:document-statistic meta:table-count="1" meta:image-count="0" meta:object-count="0" meta:page-count="6" meta:paragraph-count="118" meta:word-count="941" meta:character-count="6484" meta:non-whitespace-character-count="5575"/>
  </office:meta>
</office:document-meta>
</file>